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a53c5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53c5" officeooo:paragraph-rsid="002a53c5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53c5" officeooo:paragraph-rsid="002b6fac" style:font-name-asian="Liberation Mono" style:font-size-asian="22pt" style:font-name-complex="Liberation Mono" style:font-size-complex="22pt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officeooo:paragraph-rsid="0020fd7e"/>
    </style:style>
    <style:style style:name="P8" style:family="paragraph" style:parent-style-name="Standard">
      <style:text-properties officeooo:rsid="002d08f2" officeooo:paragraph-rsid="002d08f2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53c5" officeooo:paragraph-rsid="002f3221" style:font-name-asian="Liberation Mono" style:font-size-asian="22pt" style:font-name-complex="Liberation Mono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53c5" officeooo:paragraph-rsid="002a53c5" style:font-name-asian="Liberation Mono" style:font-size-asian="22pt" style:font-name-complex="Liberation Mono" style:font-size-complex="22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2f3221" officeooo:paragraph-rsid="002f3221" style:font-name-asian="Liberation Mono" style:font-size-asian="18pt" style:font-style-asian="italic" style:font-name-complex="Liberation Mono" style:font-size-complex="18pt" style:font-style-complex="italic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0540e" officeooo:paragraph-rsid="0030540e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officeooo:paragraph-rsid="002f3221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53c5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f3221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a53c5" style:font-name-asian="Liberation Mono" style:font-size-asian="22pt" style:font-name-complex="Liberation Mono" style:font-size-complex="22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b6fac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08f2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f3221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6fac" style:font-name-asian="Liberation Mono" style:font-size-asian="16pt" style:font-name-complex="Liberation Mono" style:font-size-complex="16pt"/>
    </style:style>
    <style:style style:name="T8" style:family="text">
      <style:text-properties fo:font-size="36pt" officeooo:rsid="00228101" style:font-size-asian="36pt" style:font-size-complex="36pt"/>
    </style:style>
    <style:style style:name="T9" style:family="text">
      <style:text-properties fo:font-size="36pt" officeooo:rsid="002a53c5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2a53c5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2f3221" style:font-size-asian="18pt" style:font-size-complex="18pt"/>
    </style:style>
    <style:style style:name="T15" style:family="text">
      <style:text-properties fo:font-size="18pt" officeooo:rsid="002d08f2" fo:background-color="#ffff00" loext:char-shading-value="0" style:font-size-asian="18pt" style:font-size-complex="18pt"/>
    </style:style>
    <style:style style:name="T16" style:family="text">
      <style:text-properties officeooo:rsid="002a53c5"/>
    </style:style>
    <style:style style:name="T17" style:family="text">
      <style:text-properties fo:font-size="24pt" officeooo:rsid="002a53c5" style:font-size-asian="24pt" style:font-size-complex="24pt"/>
    </style:style>
    <style:style style:name="T18" style:family="text">
      <style:text-properties officeooo:rsid="002d08f2"/>
    </style:style>
    <style:style style:name="T19" style:family="text">
      <style:text-properties officeooo:rsid="002f3221"/>
    </style:style>
    <style:style style:name="T20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Raitt</text:span><text:span text:style-name="T8"> – </text:span><text:span text:style-name="T17">Give Them Something to Talk About</text:span></text:p>
      <text:p text:style-name="P7"><text:span text:style-name="T11">Original key: </text:span><text:span text:style-name="T12">Ab</text:span><text:span text:style-name="T11"> <text:s text:c="3"/>Us: Same</text:span></text:p>
      <text:p text:style-name="P8"><text:span text:style-name="T11">A</text:span><text:span text:style-name="T10">bmaj blues: <text:s/>231241 <text:s text:c="4"/>Later: Bmaj: <text:s/>121234</text:span></text:p>
      <text:p text:style-name="P1"/>
      <text:p text:style-name="P3"><text:span text:style-name="T16">[</text:span>Intro<text:span text:style-name="T16">]</text:span> </text:p>
      <text:p text:style-name="P9">Ab | Eb<text:span text:style-name="T13"> </text:span><text:span text:style-name="T14">[3x]</text:span></text:p>
      <text:p text:style-name="P9">fm Gb | Db Fb</text:p>
      <text:p text:style-name="P4"/>
      <text:p text:style-name="P2">[Verse]</text:p>
      <text:p text:style-name="P4">Ab(4 bars) | Db(2) | Ab(2)</text:p>
      <text:p text:style-name="P4">fm | Gb (2x)</text:p>
      <text:p text:style-name="P4">Cb | Fb | Eb(2)</text:p>
      <text:p text:style-name="P4"/>
      <text:p text:style-name="P4">[Chorus]</text:p>
      <text:p text:style-name="P4">Ab | Eb (3x)</text:p>
      <text:p text:style-name="P4">fm Gb | Db Fb</text:p>
      <text:p text:style-name="P4"/>
      <text:p text:style-name="P4">Verse 2, Chorus</text:p>
      <text:p text:style-name="P4">Guitar solo against chorus</text:p>
      <text:p text:style-name="P11">Next: straight to Bridge/Outro</text:p>
      <text:p text:style-name="P4"/>
      <text:p text:style-name="P4">[Bridge/<text:span text:style-name="T18">Outro</text:span>]</text:p>
      <text:p text:style-name="P5">Cb | tacet(3)</text:p>
      <text:p text:style-name="P13"><text:span text:style-name="T3">Cb | Gb</text:span><text:span text:style-name="T1"> </text:span><text:span text:style-name="T2">[3x?]</text:span></text:p>
      <text:p text:style-name="P13"><text:span text:style-name="T5">abm</text:span><text:span text:style-name="T4"> Bbb | Fb </text:span><text:span text:style-name="T3"><text:s/></text:span><text:span text:style-name="T4">Abb</text:span><text:span text:style-name="T7"> repeat, outro</text:span></text:p>
      <text:p text:style-name="P12"><text:span text:style-name="T20">End on a C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1-31T22:30:39.977336255</dc:date>
    <meta:editing-duration>PT3H4M50S</meta:editing-duration>
    <meta:editing-cycles>3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84" meta:character-count="393" meta:non-whitespace-character-count="318"/>
  </office:meta>
</office:document-meta>
</file>